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writing-mode="page"/>
    </style:style>
    <style:style style:name="P2" style:family="paragraph" style:parent-style-name="Text_20_body">
      <style:text-properties officeooo:rsid="000bd02d" officeooo:paragraph-rsid="000bd02d"/>
    </style:style>
    <style:style style:name="P3" style:family="paragraph" style:parent-style-name="Text_20_body" style:list-style-name="L1">
      <style:text-properties officeooo:rsid="000bd02d" officeooo:paragraph-rsid="000bd02d"/>
    </style:style>
    <style:style style:name="P4" style:family="paragraph" style:parent-style-name="Text_20_body" style:list-style-name="L1">
      <style:text-properties officeooo:rsid="000fa462" officeooo:paragraph-rsid="000fa462"/>
    </style:style>
    <style:style style:name="T1" style:family="text">
      <style:text-properties officeooo:rsid="000da4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a4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ae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лан:</text:p>
      <text:h text:style-name="Heading_20_1" text:outline-level="1">Формы</text:h>
      <text:p text:style-name="P1"/>
      <text:h text:style-name="Heading_20_2" text:outline-level="2">Дизайн всех форм проекта</text:h>
      <text:p text:style-name="Text_20_body"/>
      <text:h text:style-name="Heading_20_2" text:outline-level="2">Настройка респонсов по всем формам</text:h>
      <text:p text:style-name="Text_20_body"/>
      <text:h text:style-name="Heading_20_2" text:outline-level="2">Точки обработки респонсов в Контроллере — фиксация</text:h>
      <text:p text:style-name="Text_20_body"/>
      <text:h text:style-name="Heading_20_1" text:outline-level="1">Классы модели</text:h>
      <text:p text:style-name="Text_20_body"/>
      <text:h text:style-name="Heading_20_2" text:outline-level="2">Отдельный бандл для набора классов модели</text:h>
      <text:p text:style-name="Text_20_body"/>
      <text:h text:style-name="Heading_20_2" text:outline-level="2">Эскиз набора классов модели</text:h>
      <text:p text:style-name="Text_20_body"/>
      <text:h text:style-name="Heading_20_2" text:outline-level="2">Реализация классов</text:h>
      <text:p text:style-name="Text_20_body"/>
      <text:h text:style-name="Heading_20_1" text:outline-level="1">Данные модели</text:h>
      <text:p text:style-name="Text_20_body"/>
      <text:h text:style-name="Heading_20_2" text:outline-level="2">Схема таблиц данных (привязка к набору классов)</text:h>
      <text:p text:style-name="P2">Таблица Empl: <text:span text:style-name="T1">(</text:span><text:span text:style-name="T3">*</text:span><text:span text:style-name="T1"> - обязательные при создании записи администратором)</text:span></text:p>
      <text:list xml:id="list2148446958" text:style-name="L1">
        <text:list-item>
          <text:p text:style-name="P3"><text:span text:style-name="T2">emplID</text:span> — личный идентификатор сотрудника в базе (только машиночитаемый — генерится автоматически)</text:p>
        </text:list-item>
        <text:list-item>
          <text:p text:style-name="P4">emplPersonalID — личный номер сотрудника по версии отдела кадров (если такие <text:soft-page-break/>есть)</text:p>
        </text:list-item>
        <text:list-item>
          <text:p text:style-name="P3"><text:span text:style-name="T2">empName</text:span> — имя сотрудника</text:p>
        </text:list-item>
        <text:list-item>
          <text:p text:style-name="P3"><text:span text:style-name="T2">emplSoname</text:span> — отчество сотрудника</text:p>
        </text:list-item>
        <text:list-item>
          <text:p text:style-name="P3"><text:span text:style-name="T2">emplFamily</text:span> — фамилия сотрудника</text:p>
        </text:list-item>
        <text:list-item>
          <text:p text:style-name="P3"><text:span text:style-name="T4">emplBDay</text:span> — день рождения сотрудника</text:p>
        </text:list-item>
        <text:list-item>
          <text:p text:style-name="P3">emplSex — пол сотрудника</text:p>
        </text:list-item>
        <text:list-item>
          <text:p text:style-name="P3"><text:span text:style-name="T2">emplMainEMail</text:span> — основная эл.почта сотрудника (она же как логин)</text:p>
        </text:list-item>
        <text:list-item>
          <text:p text:style-name="P3">emplWTel — рабочий телефон сотрудника</text:p>
        </text:list-item>
        <text:list-item>
          <text:p text:style-name="P3">emplMTel — мобильный телефон сотрудника</text:p>
        </text:list-item>
        <text:list-item>
          <text:p text:style-name="P3">emplMessenger мессенджер сотрудника (Скайп?)</text:p>
        </text:list-item>
        <text:list-item>
          <text:p text:style-name="P3">emplSciStatus — научная степень сотрудника (из списка)</text:p>
        </text:list-item>
        <text:list-item>
          <text:p text:style-name="P3">emplSciPosition — научная должность сотрудника</text:p>
        </text:list-item>
        <text:list-item>
          <text:p text:style-name="P3">emplDivision — подразделение сотрудника</text:p>
        </text:list-item>
        <text:list-item>
          <text:p text:style-name="P3">emplJobPosition — должность по штату сотрудника</text:p>
        </text:list-item>
        <text:list-item>
          <text:p text:style-name="P3">emplJobStatus — уровень по штату сотрудника (штатный или совместитель)</text:p>
        </text:list-item>
        <text:list-item>
          <text:p text:style-name="P3"><text:span text:style-name="T4">emplPassword</text:span> — пароль сотрудника (если предоставлен)</text:p>
        </text:list-item>
      </text:list>
      <text:p text:style-name="P2"/>
      <text:h text:style-name="Heading_20_2" text:outline-level="2">Подключение базы</text:h>
      <text:p text:style-name="Text_20_body"/>
      <text:h text:style-name="Heading_20_2" text:outline-level="2">Реализация таблиц на базе</text:h>
      <text:p text:style-name="Text_20_body"/>
      <text:h text:style-name="Heading_20_2" text:outline-level="2">Реализация процедур манипулирования таблицами из классов модели</text:h>
      <text:p text:style-name="Text_20_body"/>
      <text:h text:style-name="Heading_20_1" text:outline-level="1">Сборка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7-11-14T13:30:16.013633884</dc:date>
    <meta:editing-duration>PT23M37S</meta:editing-duration>
    <meta:editing-cycles>6</meta:editing-cycles>
    <meta:document-statistic meta:table-count="0" meta:image-count="0" meta:object-count="0" meta:page-count="2" meta:paragraph-count="33" meta:word-count="182" meta:character-count="1375" meta:non-whitespace-character-count="1211"/>
  </office:meta>
</office:document-meta>
</file>